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text-properties fo:color="#0000ff" style:font-name="Calibri" fo:font-size="12pt" style:font-size-asian="12pt" style:font-size-complex="12pt"/>
    </style:style>
    <style:style style:name="P38" style:family="paragraph" style:parent-style-name="Standard">
      <style:text-properties fo:color="#0000ff" fo:background-color="transparent"/>
    </style:style>
    <style:style style:name="P39" style:family="paragraph" style:parent-style-name="Standard">
      <style:paragraph-properties fo:text-align="start" style:justify-single-word="false"/>
      <style:text-properties fo:color="#0000ff" fo:background-color="transparent"/>
    </style:style>
    <style:style style:name="P40" style:family="paragraph" style:parent-style-name="Standard">
      <style:text-properties fo:color="#000000" fo:language="fr" fo:country="FR"/>
    </style:style>
    <style:style style:name="P41" style:family="paragraph" style:parent-style-name="Standard">
      <style:paragraph-properties fo:text-align="start" style:justify-single-word="false"/>
      <style:text-properties fo:color="#000000" fo:language="fr" fo:country="FR" fo:background-color="transparent"/>
    </style:style>
    <style:style style:name="P42" style:family="paragraph" style:parent-style-name="Standard">
      <style:paragraph-properties fo:text-align="start" style:justify-single-word="false"/>
      <style:text-properties fo:color="#000000" fo:language="fr" fo:country="FR" officeooo:paragraph-rsid="00295eec" fo:background-color="transparent"/>
    </style:style>
    <style:style style:name="P43"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4"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5"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6"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47"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48"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49"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0"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1"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2"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3"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4"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5"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6"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57"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58"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59"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0"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1"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2"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3"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4"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65"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66"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67"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68"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69"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70"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71"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72"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73" style:family="paragraph" style:parent-style-name="Standard">
      <style:paragraph-properties fo:text-align="start" style:justify-single-word="false"/>
      <style:text-properties fo:color="#000000" fo:language="fr" fo:country="FR" officeooo:rsid="00680652" officeooo:paragraph-rsid="00680652" fo:background-color="transparent"/>
    </style:style>
    <style:style style:name="P74" style:family="paragraph" style:parent-style-name="Standard">
      <style:paragraph-properties fo:text-align="start" style:justify-single-word="false"/>
      <style:text-properties fo:color="#000000" fo:language="fr" fo:country="FR" officeooo:rsid="006988b6" officeooo:paragraph-rsid="006988b6" fo:background-color="transparent"/>
    </style:style>
    <style:style style:name="P75" style:family="paragraph" style:parent-style-name="Standard">
      <style:paragraph-properties fo:text-align="start" style:justify-single-word="false"/>
      <style:text-properties fo:color="#000000" fo:language="fr" fo:country="FR" officeooo:rsid="0069d218" officeooo:paragraph-rsid="0069d218" fo:background-color="transparent"/>
    </style:style>
    <style:style style:name="P76" style:family="paragraph" style:parent-style-name="Standard">
      <style:paragraph-properties fo:text-align="start" style:justify-single-word="false"/>
      <style:text-properties fo:color="#000000" fo:language="fr" fo:country="FR" officeooo:rsid="0069e218" officeooo:paragraph-rsid="0069e218" fo:background-color="transparent"/>
    </style:style>
    <style:style style:name="P77" style:family="paragraph" style:parent-style-name="Standard">
      <style:paragraph-properties fo:text-align="start" style:justify-single-word="false"/>
      <style:text-properties fo:color="#000000" fo:language="fr" fo:country="FR" officeooo:rsid="006b845b" officeooo:paragraph-rsid="006b845b" fo:background-color="transparent"/>
    </style:style>
    <style:style style:name="P78" style:family="paragraph" style:parent-style-name="Standard">
      <style:paragraph-properties fo:text-align="start" style:justify-single-word="false"/>
      <style:text-properties fo:color="#000000" fo:language="fr" fo:country="FR" officeooo:rsid="006b845b" officeooo:paragraph-rsid="006caa5f" fo:background-color="transparent"/>
    </style:style>
    <style:style style:name="P79" style:family="paragraph" style:parent-style-name="Standard">
      <style:paragraph-properties fo:text-align="start" style:justify-single-word="false"/>
      <style:text-properties fo:color="#000000" fo:language="fr" fo:country="FR" officeooo:rsid="006d69dd" officeooo:paragraph-rsid="006b845b" fo:background-color="transparent"/>
    </style:style>
    <style:style style:name="P80" style:family="paragraph" style:parent-style-name="Standard">
      <style:paragraph-properties fo:text-align="start" style:justify-single-word="false"/>
      <style:text-properties fo:color="#000000" fo:language="fr" fo:country="FR" officeooo:rsid="006d69dd" officeooo:paragraph-rsid="006d69dd" fo:background-color="transparent"/>
    </style:style>
    <style:style style:name="P81" style:family="paragraph" style:parent-style-name="Standard">
      <style:paragraph-properties fo:text-align="start" style:justify-single-word="false"/>
      <style:text-properties fo:color="#000000" fo:language="fr" fo:country="FR" officeooo:rsid="006f2853" officeooo:paragraph-rsid="006f2853" fo:background-color="transparent"/>
    </style:style>
    <style:style style:name="P82" style:family="paragraph" style:parent-style-name="Standard">
      <style:paragraph-properties fo:text-align="start" style:justify-single-word="false"/>
      <style:text-properties fo:color="#000000" fo:language="fr" fo:country="FR" officeooo:rsid="006f2853" officeooo:paragraph-rsid="006fd790" fo:background-color="transparent"/>
    </style:style>
    <style:style style:name="P83" style:family="paragraph" style:parent-style-name="Standard">
      <style:paragraph-properties fo:text-align="start" style:justify-single-word="false"/>
      <style:text-properties fo:color="#000000" fo:language="fr" fo:country="FR" officeooo:rsid="006ff8ea" officeooo:paragraph-rsid="006ff8ea" fo:background-color="transparent"/>
    </style:style>
    <style:style style:name="P84" style:family="paragraph" style:parent-style-name="Standard">
      <style:paragraph-properties fo:text-align="start" style:justify-single-word="false"/>
      <style:text-properties fo:color="#000000"/>
    </style:style>
    <style:style style:name="P85" style:family="paragraph" style:parent-style-name="Standard">
      <style:paragraph-properties fo:text-align="start" style:justify-single-word="false"/>
      <style:text-properties fo:color="#000000" fo:background-color="transparent"/>
    </style:style>
    <style:style style:name="P86" style:family="paragraph" style:parent-style-name="Standard">
      <style:text-properties fo:color="#0000cc" fo:language="fr" fo:country="FR"/>
    </style:style>
    <style:style style:name="P87" style:family="paragraph" style:parent-style-name="Standard">
      <style:text-properties style:font-name="Liberation Serif" fo:font-size="12pt" style:font-size-asian="12pt" style:font-size-complex="12pt"/>
    </style:style>
    <style:style style:name="P88" style:family="paragraph" style:parent-style-name="Standard">
      <style:text-properties officeooo:rsid="0049453f" officeooo:paragraph-rsid="0049453f"/>
    </style:style>
    <style:style style:name="P89"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90" style:family="paragraph" style:parent-style-name="Text_20_body">
      <style:text-properties officeooo:paragraph-rsid="0008e55b"/>
    </style:style>
    <style:style style:name="P91" style:family="paragraph" style:parent-style-name="Text_20_body">
      <style:paragraph-properties fo:text-align="start" style:justify-single-word="false"/>
      <style:text-properties officeooo:paragraph-rsid="006ff8ea"/>
    </style:style>
    <style:style style:name="P92" style:family="paragraph" style:parent-style-name="List_20_Contents">
      <style:paragraph-properties fo:margin-left="0cm" fo:margin-right="0cm" fo:text-indent="0cm" style:auto-text-indent="false"/>
    </style:style>
    <style:style style:name="P93" style:family="paragraph" style:parent-style-name="List_20_Contents">
      <style:text-properties fo:color="#0000ff"/>
    </style:style>
    <style:style style:name="P94" style:family="paragraph" style:parent-style-name="Preformatted_20_Text">
      <style:text-properties fo:color="#0000ff" style:font-name="Calibri" fo:font-size="12pt" style:font-size-asian="12pt" style:font-size-complex="12pt"/>
    </style:style>
    <style:style style:name="P95" style:family="paragraph" style:parent-style-name="Preformatted_20_Text">
      <style:text-properties style:font-name="Liberation Serif" fo:font-size="12pt" style:font-size-asian="12pt" style:font-size-complex="12pt"/>
    </style:style>
    <style:style style:name="P96" style:family="paragraph" style:parent-style-name="Standard" style:list-style-name="L1"/>
    <style:style style:name="P97" style:family="paragraph" style:parent-style-name="Standard" style:list-style-name="L1">
      <style:text-properties officeooo:paragraph-rsid="00231bc0"/>
    </style:style>
    <style:style style:name="P98" style:family="paragraph" style:parent-style-name="Standard" style:list-style-name="L1">
      <style:text-properties officeooo:paragraph-rsid="00245c20"/>
    </style:style>
    <style:style style:name="P99" style:family="paragraph" style:parent-style-name="Standard" style:list-style-name="L1">
      <style:text-properties fo:language="fr" fo:country="FR"/>
    </style:style>
    <style:style style:name="P100" style:family="paragraph" style:parent-style-name="Standard" style:list-style-name="L1">
      <style:text-properties fo:language="fr" fo:country="FR" officeooo:paragraph-rsid="000c0670"/>
    </style:style>
    <style:style style:name="P101" style:family="paragraph" style:parent-style-name="Standard" style:list-style-name="L1">
      <style:text-properties fo:language="fr" fo:country="FR" officeooo:rsid="000e97bb" officeooo:paragraph-rsid="0010823d"/>
    </style:style>
    <style:style style:name="P102" style:family="paragraph" style:parent-style-name="Standard" style:list-style-name="L1">
      <style:text-properties fo:language="fr" fo:country="FR" officeooo:rsid="0012fa68" officeooo:paragraph-rsid="00134090"/>
    </style:style>
    <style:style style:name="P103" style:family="paragraph" style:parent-style-name="Standard" style:list-style-name="L1">
      <style:text-properties fo:language="fr" fo:country="FR" officeooo:rsid="0012fa68" officeooo:paragraph-rsid="0014b3cd"/>
    </style:style>
    <style:style style:name="P104" style:family="paragraph" style:parent-style-name="Standard" style:list-style-name="L1">
      <style:text-properties fo:language="fr" fo:country="FR" officeooo:rsid="0017f3de" officeooo:paragraph-rsid="0017f3de"/>
    </style:style>
    <style:style style:name="P105" style:family="paragraph" style:parent-style-name="Standard" style:list-style-name="L1">
      <style:text-properties fo:language="fr" fo:country="FR" officeooo:rsid="0017177f" officeooo:paragraph-rsid="0017f3de"/>
    </style:style>
    <style:style style:name="P106" style:family="paragraph" style:parent-style-name="Standard" style:list-style-name="L1">
      <style:text-properties fo:language="fr" fo:country="FR" officeooo:rsid="001a524a" officeooo:paragraph-rsid="001a524a"/>
    </style:style>
    <style:style style:name="P107" style:family="paragraph" style:parent-style-name="Standard" style:list-style-name="L1">
      <style:text-properties fo:language="fr" fo:country="FR" officeooo:rsid="001c12d4" officeooo:paragraph-rsid="001c12d4"/>
    </style:style>
    <style:style style:name="P108" style:family="paragraph" style:parent-style-name="Standard" style:list-style-name="L1">
      <style:text-properties fo:language="fr" fo:country="FR" officeooo:rsid="001cf62b" officeooo:paragraph-rsid="001cf62b"/>
    </style:style>
    <style:style style:name="P109" style:family="paragraph" style:parent-style-name="Standard" style:list-style-name="L1">
      <style:text-properties fo:language="fr" fo:country="FR" officeooo:rsid="001cf62b" officeooo:paragraph-rsid="00204b03"/>
    </style:style>
    <style:style style:name="P110" style:family="paragraph" style:parent-style-name="Standard" style:list-style-name="L1">
      <style:text-properties fo:language="fr" fo:country="FR" officeooo:rsid="001cf62b" officeooo:paragraph-rsid="002245c2"/>
    </style:style>
    <style:style style:name="P111" style:family="paragraph" style:parent-style-name="Standard" style:list-style-name="L1">
      <style:paragraph-properties fo:text-align="start" style:justify-single-word="false"/>
      <style:text-properties officeooo:paragraph-rsid="0008e55b"/>
    </style:style>
    <style:style style:name="P112" style:family="paragraph" style:parent-style-name="Standard" style:list-style-name="L1">
      <style:text-properties fo:color="#0000ff" fo:language="fr" fo:country="FR"/>
    </style:style>
    <style:style style:name="P113" style:family="paragraph" style:parent-style-name="Standard">
      <style:paragraph-properties fo:text-align="start" style:justify-single-word="false"/>
      <style:text-properties fo:color="#0000ff" fo:language="fr" fo:country="FR" fo:background-color="transparent"/>
    </style:style>
    <style:style style:name="P114" style:family="paragraph" style:parent-style-name="Standard" style:list-style-name="L1">
      <style:paragraph-properties fo:text-align="start" style:justify-single-word="false"/>
      <style:text-properties fo:color="#0000ff" fo:language="fr" fo:country="FR" fo:background-color="transparent"/>
    </style:style>
    <style:style style:name="P115" style:family="paragraph" style:parent-style-name="Standard">
      <style:text-properties fo:color="#0000ff" fo:language="fr" fo:country="FR" officeooo:paragraph-rsid="00731038" fo:background-color="transparent"/>
    </style:style>
    <style:style style:name="P116" style:family="paragraph" style:parent-style-name="Standard">
      <style:paragraph-properties fo:text-align="start" style:justify-single-word="false"/>
      <style:text-properties fo:color="#0000ff" fo:language="fr" fo:country="FR"/>
    </style:style>
    <style:style style:name="P117" style:family="paragraph" style:parent-style-name="Standard">
      <style:paragraph-properties fo:text-align="start" style:justify-single-word="false"/>
      <style:text-properties fo:color="#0000ff" fo:language="fr" fo:country="FR" officeooo:paragraph-rsid="00745829"/>
    </style:style>
    <style:style style:name="P118" style:family="paragraph" style:parent-style-name="Standard" style:list-style-name="L1">
      <style:text-properties fo:color="#0000ff"/>
    </style:style>
    <style:style style:name="P119" style:family="paragraph" style:parent-style-name="Standard" style:list-style-name="L1">
      <style:paragraph-properties fo:text-align="start" style:justify-single-word="false"/>
      <style:text-properties fo:color="#0000ff"/>
    </style:style>
    <style:style style:name="P120" style:family="paragraph" style:parent-style-name="Standard">
      <style:text-properties fo:color="#0000ff" officeooo:paragraph-rsid="00731038" fo:background-color="transparent"/>
    </style:style>
    <style:style style:name="P121" style:family="paragraph" style:parent-style-name="Standard" style:list-style-name="L1">
      <style:paragraph-properties fo:text-align="start" style:justify-single-word="false"/>
      <style:text-properties fo:color="#000000" fo:language="fr" fo:country="FR" fo:background-color="transparent"/>
    </style:style>
    <style:style style:name="P122" style:family="paragraph" style:parent-style-name="Standard">
      <style:paragraph-properties fo:text-align="start" style:justify-single-word="false"/>
      <style:text-properties fo:color="#000000" fo:language="fr" fo:country="FR"/>
    </style:style>
    <style:style style:name="P123" style:family="paragraph" style:parent-style-name="Standard" style:list-style-name="L1">
      <style:paragraph-properties fo:margin-top="0cm" fo:margin-bottom="0cm" loext:contextual-spacing="false"/>
    </style:style>
    <style:style style:name="P124"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fo:language="fr" fo:country="FR" fo:background-color="transparent" loext:char-shading-value="0"/>
    </style:style>
    <style:style style:name="T4" style:family="text">
      <style:text-properties fo:color="#0000ff" style:font-name="Liberation Serif" fo:font-size="12pt" style:font-size-asian="12pt" style:font-size-complex="12pt"/>
    </style:style>
    <style:style style:name="T5" style:family="text">
      <style:text-properties fo:color="#0000ff" style:font-name="Calibri" fo:font-size="12pt" style:font-size-asian="12pt" style:font-size-complex="12pt"/>
    </style:style>
    <style:style style:name="T6" style:family="text">
      <style:text-properties fo:color="#0000ff" officeooo:rsid="000e97bb"/>
    </style:style>
    <style:style style:name="T7" style:family="text">
      <style:text-properties fo:color="#0000ff" officeooo:rsid="0014b3cd"/>
    </style:style>
    <style:style style:name="T8" style:family="text">
      <style:text-properties fo:color="#0000ff" officeooo:rsid="00231bc0"/>
    </style:style>
    <style:style style:name="T9" style:family="text">
      <style:text-properties fo:color="#0000ff" officeooo:rsid="00245c20"/>
    </style:style>
    <style:style style:name="T10" style:family="text">
      <style:text-properties fo:color="#0000ff" officeooo:rsid="00260436"/>
    </style:style>
    <style:style style:name="T11" style:family="text">
      <style:text-properties fo:color="#0000ff" officeooo:rsid="003dd42a"/>
    </style:style>
    <style:style style:name="T12" style:family="text">
      <style:text-properties fo:language="fr" fo:country="FR"/>
    </style:style>
    <style:style style:name="T13" style:family="text">
      <style:text-properties fo:language="fr" fo:country="FR" officeooo:rsid="00081e26"/>
    </style:style>
    <style:style style:name="T14" style:family="text">
      <style:text-properties fo:language="fr" fo:country="FR" officeooo:rsid="0017177f"/>
    </style:style>
    <style:style style:name="T15" style:family="text">
      <style:text-properties fo:language="fr" fo:country="FR" officeooo:rsid="0017f3de"/>
    </style:style>
    <style:style style:name="T16" style:family="text">
      <style:text-properties fo:language="fr" fo:country="FR" officeooo:rsid="0018e94b"/>
    </style:style>
    <style:style style:name="T17" style:family="text">
      <style:text-properties style:font-name="Liberation Serif" fo:font-size="12pt" style:font-size-asian="12pt" style:font-size-complex="12pt"/>
    </style:style>
    <style:style style:name="T18" style:family="text">
      <style:text-properties fo:color="#00cc00"/>
    </style:style>
    <style:style style:name="T19" style:family="text">
      <style:text-properties fo:color="#000000"/>
    </style:style>
    <style:style style:name="T20" style:family="text">
      <style:text-properties fo:color="#000000" fo:font-weight="normal" style:font-weight-asian="normal" style:font-weight-complex="normal"/>
    </style:style>
    <style:style style:name="T21" style:family="text">
      <style:text-properties fo:color="#000000" style:font-name="Calibri" fo:font-size="12pt" style:font-size-asian="12pt" style:font-size-complex="12pt"/>
    </style:style>
    <style:style style:name="T22" style:family="text">
      <style:text-properties fo:color="#000000" officeooo:rsid="00231bc0"/>
    </style:style>
    <style:style style:name="T23" style:family="text">
      <style:text-properties fo:color="#000000" officeooo:rsid="00245c20"/>
    </style:style>
    <style:style style:name="T24" style:family="text">
      <style:text-properties fo:color="#000000" officeooo:rsid="00260436"/>
    </style:style>
    <style:style style:name="T25" style:family="text">
      <style:text-properties fo:color="#000000" officeooo:rsid="004c21db"/>
    </style:style>
    <style:style style:name="T26" style:family="text">
      <style:text-properties fo:color="#000000" officeooo:rsid="004db963"/>
    </style:style>
    <style:style style:name="T27" style:family="text">
      <style:text-properties fo:color="#000000" officeooo:rsid="004e2789"/>
    </style:style>
    <style:style style:name="T28" style:family="text">
      <style:text-properties fo:color="#000000" officeooo:rsid="004f93bc"/>
    </style:style>
    <style:style style:name="T29" style:family="text">
      <style:text-properties fo:color="#000000" fo:language="fr" fo:country="FR" officeooo:rsid="006ff8ea" fo:background-color="transparent" loext:char-shading-value="0"/>
    </style:style>
    <style:style style:name="T30" style:family="text">
      <style:text-properties fo:color="#000000" officeooo:rsid="0072e708"/>
    </style:style>
    <style:style style:name="T31" style:family="text">
      <style:text-properties fo:color="#000000" officeooo:rsid="00731038"/>
    </style:style>
    <style:style style:name="T32" style:family="text">
      <style:text-properties fo:color="#000000" officeooo:rsid="00745829"/>
    </style:style>
    <style:style style:name="T33" style:family="text">
      <style:text-properties fo:color="#0000cc" style:font-name="Calibri" fo:font-size="12pt" style:font-size-asian="12pt" style:font-size-complex="12pt"/>
    </style:style>
    <style:style style:name="T34" style:family="text">
      <style:text-properties fo:font-weight="normal" style:font-weight-asian="normal" style:font-weight-complex="normal"/>
    </style:style>
    <style:style style:name="T35" style:family="text">
      <style:text-properties officeooo:rsid="00062dd7"/>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officeooo:rsid="000986a6"/>
    </style:style>
    <style:style style:name="T39" style:family="text">
      <style:text-properties fo:color="#21409a"/>
    </style:style>
    <style:style style:name="T40" style:family="text">
      <style:text-properties fo:color="#21409a" officeooo:rsid="000986a6"/>
    </style:style>
    <style:style style:name="T41" style:family="text">
      <style:text-properties fo:color="#21409a" officeooo:rsid="000a1010"/>
    </style:style>
    <style:style style:name="T42" style:family="text">
      <style:text-properties fo:color="#21409a" officeooo:rsid="0010823d"/>
    </style:style>
    <style:style style:name="T43" style:family="text">
      <style:text-properties fo:color="#21409a" officeooo:rsid="00134090"/>
    </style:style>
    <style:style style:name="T44" style:family="text">
      <style:text-properties fo:color="#21409a" officeooo:rsid="0014b3cd"/>
    </style:style>
    <style:style style:name="T45" style:family="text">
      <style:text-properties fo:color="#21409a" fo:language="fr" fo:country="FR" officeooo:rsid="0017177f"/>
    </style:style>
    <style:style style:name="T46" style:family="text">
      <style:text-properties fo:color="#21409a" officeooo:rsid="000c0670"/>
    </style:style>
    <style:style style:name="T47" style:family="text">
      <style:text-properties officeooo:rsid="000a1010"/>
    </style:style>
    <style:style style:name="T48" style:family="text">
      <style:text-properties officeooo:rsid="0010823d"/>
    </style:style>
    <style:style style:name="T49" style:family="text">
      <style:text-properties officeooo:rsid="0011b164"/>
    </style:style>
    <style:style style:name="T50" style:family="text">
      <style:text-properties officeooo:rsid="00134090"/>
    </style:style>
    <style:style style:name="T51" style:family="text">
      <style:text-properties officeooo:rsid="0014b3cd"/>
    </style:style>
    <style:style style:name="T52" style:family="text">
      <style:text-properties officeooo:rsid="0017f3de"/>
    </style:style>
    <style:style style:name="T53" style:family="text">
      <style:text-properties officeooo:rsid="001e7458"/>
    </style:style>
    <style:style style:name="T54" style:family="text">
      <style:text-properties officeooo:rsid="00204b03"/>
    </style:style>
    <style:style style:name="T55" style:family="text">
      <style:text-properties officeooo:rsid="002245c2"/>
    </style:style>
    <style:style style:name="T56" style:family="text">
      <style:text-properties officeooo:rsid="00231bc0"/>
    </style:style>
    <style:style style:name="T57" style:family="text">
      <style:text-properties officeooo:rsid="00260436"/>
    </style:style>
    <style:style style:name="T58" style:family="text">
      <style:text-properties officeooo:rsid="000c0670"/>
    </style:style>
    <style:style style:name="T59" style:family="text">
      <style:text-properties officeooo:rsid="002ad081"/>
    </style:style>
    <style:style style:name="T60" style:family="text">
      <style:text-properties officeooo:rsid="002dd341"/>
    </style:style>
    <style:style style:name="T61" style:family="text">
      <style:text-properties officeooo:rsid="002fe51d"/>
    </style:style>
    <style:style style:name="T62" style:family="text">
      <style:text-properties officeooo:rsid="003b623e"/>
    </style:style>
    <style:style style:name="T63" style:family="text">
      <style:text-properties officeooo:rsid="003ccafb"/>
    </style:style>
    <style:style style:name="T64" style:family="text">
      <style:text-properties officeooo:rsid="003dd42a"/>
    </style:style>
    <style:style style:name="T65" style:family="text">
      <style:text-properties style:text-position="super 58%"/>
    </style:style>
    <style:style style:name="T66" style:family="text">
      <style:text-properties officeooo:rsid="00450020"/>
    </style:style>
    <style:style style:name="T67" style:family="text">
      <style:text-properties officeooo:rsid="0045814e"/>
    </style:style>
    <style:style style:name="T68" style:family="text">
      <style:text-properties officeooo:rsid="004aaa52"/>
    </style:style>
    <style:style style:name="T69" style:family="text">
      <style:text-properties officeooo:rsid="0056c96e"/>
    </style:style>
    <style:style style:name="T70" style:family="text">
      <style:text-properties officeooo:rsid="005c430d"/>
    </style:style>
    <style:style style:name="T71" style:family="text">
      <style:text-properties officeooo:rsid="005fe2f5"/>
    </style:style>
    <style:style style:name="T72" style:family="text">
      <style:text-properties officeooo:rsid="006153b8"/>
    </style:style>
    <style:style style:name="T73" style:family="text">
      <style:text-properties officeooo:rsid="00660d45"/>
    </style:style>
    <style:style style:name="T74" style:family="text">
      <style:text-properties officeooo:rsid="006988b6"/>
    </style:style>
    <style:style style:name="T75" style:family="text">
      <style:text-properties officeooo:rsid="006fd7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1499842553" text:style-name="L1">
        <text:list-item>
          <text:p text:style-name="P96"><text:span text:style-name="T1">date</text:span> : renvoi<text:span text:style-name="T35">e</text:span> la date <text:span text:style-name="T35">et l’heure</text:span></text:p>
        </text:list-item>
      </text:list>
      <text:p text:style-name="Standard"/>
      <text:list xml:id="list112250318576031" text:continue-numbering="true" text:style-name="L1">
        <text:list-item>
          <text:p text:style-name="P96"><text:span text:style-name="T1">history</text:span> : renvoi l'historique des commandes</text:p>
        </text:list-item>
      </text:list>
      <text:p text:style-name="Standard"/>
      <text:list xml:id="list112251103900812" text:continue-numbering="true" text:style-name="L1">
        <text:list-item>
          <text:p text:style-name="P96"><text:span text:style-name="T1">whoami</text:span> : renvoi le nom d'utilisateur qui est connecté</text:p>
        </text:list-item>
      </text:list>
      <text:p text:style-name="Standard"/>
      <text:list xml:id="list112251531094520" text:continue-numbering="true" text:style-name="L1">
        <text:list-item>
          <text:p text:style-name="P96"><text:span text:style-name="T1">id user</text:span> : renvoi des informations de groupes et d’utilisateurs</text:p>
        </text:list-item>
      </text:list>
      <text:p text:style-name="Standard"/>
      <text:list xml:id="list112251544500650" text:continue-numbering="true" text:style-name="L1">
        <text:list-item>
          <text:p text:style-name="P96"><text:span text:style-name="T1">uname</text:span> : renvoi l’identité du système</text:p>
        </text:list-item>
      </text:list>
      <text:p text:style-name="Standard"/>
      <text:list xml:id="list112250052605738" text:continue-numbering="true" text:style-name="L1">
        <text:list-item>
          <text:p text:style-name="P96"><text:span text:style-name="T1">printenv HOME</text:span> : <text:s/>affiche la valeur de la variable d'environnement HOME</text:p>
        </text:list-item>
      </text:list>
      <text:p text:style-name="Standard"/>
      <text:list xml:id="list112250768329018" text:continue-numbering="true" text:style-name="L1">
        <text:list-item>
          <text:p text:style-name="P96"><text:span text:style-name="T1">pwd</text:span> :<text:span text:style-name="T12"> </text:span><text:span text:style-name="T13">(Print Working Directory) </text:span><text:span text:style-name="T12">affiche le nom du répertoire courant. </text:span></text:p>
        </text:list-item>
      </text:list>
      <text:p text:style-name="P3"/>
      <text:list xml:id="list112250590022078" text:continue-numbering="true" text:style-name="L1">
        <text:list-item>
          <text:p text:style-name="P99"><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9">-</text:span><text:span text:style-name="T40">F</text:span><text:span text:style-name="T38"> : affiche les dossiers avec un « / » a la fin et les raccourcis avec un « @ » a la fin</text:span></text:p>
      <text:p text:style-name="P3"><text:span text:style-name="T1">-d </text:span>: n'affiche pas le contenu des sous-répertoires</text:p>
      <text:p text:style-name="P3"><text:span text:style-name="T39">-</text:span><text:span text:style-name="T41">h</text:span><text:span text:style-name="T4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7">i : affiche l’inode de chaque fichiers</text:span></text:p>
      <text:p text:style-name="P3"/>
      <text:list xml:id="list112249979988414" text:continue-numbering="true" text:style-name="L1">
        <text:list-item>
          <text:p text:style-name="P100"><text:span text:style-name="T46">cd chemin </text:span><text:span text:style-name="T58">: (Change directory) Accède au chemin. « . » est le dossier actuel. « .. » est le dossier parent. « ~ » est le dossier personnel.</text:span></text:p>
        </text:list-item>
      </text:list>
      <text:p text:style-name="P12"/>
      <text:list xml:id="list112249533191251" text:continue-numbering="true" text:style-name="L1">
        <text:list-item>
          <text:p text:style-name="P101"><text:span text:style-name="T39">du</text:span> <text:span text:style-name="T1"><text:s/>[-option]</text:span> : (Disk Usage) Renvoie la taille des <text:span text:style-name="T48">dossiers</text:span> du <text:span text:style-name="T48">répertoire</text:span> courant.</text:p>
        </text:list-item>
      </text:list>
      <text:p text:style-name="P13"><text:span text:style-name="T39">-</text:span><text:span text:style-name="T41">h</text:span><text:span text:style-name="T47"> : affiche les tailles d’une manière plus lisible pour l’humain</text:span></text:p>
      <text:p text:style-name="P13"><text:span text:style-name="T39">-</text:span><text:span text:style-name="T42">a</text:span><text:span text:style-name="T48"> : affiche également la taille des fichiers</text:span></text:p>
      <text:p text:style-name="P13">-<text:span text:style-name="T49">s : affiche uniquement la taille du répertoire courant</text:span></text:p>
      <text:p text:style-name="P13"/>
      <text:list xml:id="list112250120253438" text:continue-numbering="true" text:style-name="L1">
        <text:list-item>
          <text:p text:style-name="P102"><text:span text:style-name="T39">cat </text:span><text:span text:style-name="T6">[-option] </text:span><text:span text:style-name="T7">fichier</text:span><text:span text:style-name="T39"> </text:span>: <text:span text:style-name="T50">affiche</text:span> un fichier sur la sortie standard</text:p>
        </text:list-item>
      </text:list>
      <text:p text:style-name="P14"><text:span text:style-name="T39">-</text:span><text:span text:style-name="T43">n</text:span><text:span text:style-name="T50"> : affiche les numéros de lignes</text:span></text:p>
      <text:p text:style-name="P14"/>
      <text:list xml:id="list112251088883261" text:continue-numbering="true" text:style-name="L1">
        <text:list-item>
          <text:p text:style-name="P103"><text:span text:style-name="T44">less</text:span><text:span text:style-name="T6"> </text:span><text:span text:style-name="T7">fichier</text:span><text:span text:style-name="T39"> </text:span>: <text:span text:style-name="T50">affiche</text:span> un fichier sur la sortie standard <text:span text:style-name="T51">page par page ou ligne par ligne</text:span></text:p>
        </text:list-item>
      </text:list>
      <text:p text:style-name="P15"><text:span text:style-name="T39">SPACE </text:span>: avancer d’une page</text:p>
      <text:p text:style-name="P15"><text:span text:style-name="T39">ENTER</text:span> avancer d’une ligne</text:p>
      <text:p text:style-name="P15"><text:span text:style-name="T39">d </text:span>: avance d’une demi page</text:p>
      <text:p text:style-name="P15"><text:span text:style-name="T39">y </text:span>: reculer d’une ligne</text:p>
      <text:p text:style-name="P15"><text:span text:style-name="T39">u </text:span>: reculer d’une page</text:p>
      <text:p text:style-name="P15"><text:span text:style-name="T39">q </text:span>: arrêter la lecture</text:p>
      <text:p text:style-name="P15"><text:span text:style-name="T39">=</text:span> : indiaue le pourcentage de lecture et le nombre de byte lus</text:p>
      <text:p text:style-name="P16"><text:span text:style-name="T39">h </text:span>: affiche l’aide</text:p>
      <text:p text:style-name="P16"><text:span text:style-name="T39">/search </text:span>: rechercher search</text:p>
      <text:p text:style-name="P16"><text:span text:style-name="T39">n </text:span>: prochaine occurrence </text:p>
      <text:p text:style-name="P31"><text:span text:style-name="T45">N</text:span><text:span text:style-name="T14"> précédente occurrence</text:span></text:p>
      <text:p text:style-name="P17"/>
      <text:list xml:id="list112251138582457" text:continue-numbering="true" text:style-name="L1">
        <text:list-item>
          <text:p text:style-name="P104">head [-option] file : Affiche les premières lignes du fichier file</text:p>
        </text:list-item>
      </text:list>
      <text:p text:style-name="P18">-n x: affiche les x premières lignes</text:p>
      <text:p text:style-name="P17"><text:soft-page-break/></text:p>
      <text:p text:style-name="P17">------------------------------------------------------------------------------------------------------------------------</text:p>
      <text:p text:style-name="P17"/>
      <text:list xml:id="list112251236557949" text:continue-numbering="true" text:style-name="L1">
        <text:list-item>
          <text:p text:style-name="P105">t<text:span text:style-name="T52">ail [-option] file : Affiche les dernières lignes du fichier file</text:span></text:p>
        </text:list-item>
      </text:list>
      <text:p text:style-name="P18">-n x: affiche les x dernière lignes</text:p>
      <text:p text:style-name="P32"><text:span text:style-name="T15">-</text:span><text:span text:style-name="T16">f : (follow) suivre la fin d’un fichier au fur et a mesure de son evolution</text:span></text:p>
      <text:p text:style-name="P19"/>
      <text:p text:style-name="P19">------------------------------------------------------------------------------------------------------------------------</text:p>
      <text:p text:style-name="P19"/>
      <text:list xml:id="list112251009336332" text:continue-numbering="true" text:style-name="L1">
        <text:list-item>
          <text:p text:style-name="P106">touch file : Change la date de dernière modification du fichier file. Si le fichier n’existe pas celui ci est crée.</text:p>
        </text:list-item>
      </text:list>
      <text:p text:style-name="P19"/>
      <text:p text:style-name="P19">------------------------------------------------------------------------------------------------------------------------</text:p>
      <text:p text:style-name="P19"/>
      <text:list xml:id="list112250310942740" text:continue-numbering="true" text:style-name="L1">
        <text:list-item>
          <text:p text:style-name="P107">mkdir [-option] repository : Cree le dossier repository.</text:p>
        </text:list-item>
      </text:list>
      <text:p text:style-name="P4">-p : crée tout les dossiers intermédiaires si repository est un chemin</text:p>
      <text:p text:style-name="P8"/>
      <text:p text:style-name="P8">------------------------------------------------------------------------------------------------------------------------</text:p>
      <text:p text:style-name="P8"/>
      <text:list xml:id="list112250084339443" text:continue-numbering="true" text:style-name="L1">
        <text:list-item>
          <text:p text:style-name="P108">cp <text:span text:style-name="T53">[-option] </text:span>file <text:span text:style-name="T53">path/</text:span>copy : <text:span text:style-name="T54">(Copy)</text:span> Copie un fichier en copy <text:span text:style-name="T53">dans path</text:span></text:p>
        </text:list-item>
      </text:list>
      <text:p text:style-name="P5">-<text:span text:style-name="T53">R, -r : copie un dossier et son contenu</text:span></text:p>
      <text:p text:style-name="P8"/>
      <text:p text:style-name="P8">------------------------------------------------------------------------------------------------------------------------</text:p>
      <text:p text:style-name="P8"/>
      <text:list xml:id="list112249773986380" text:continue-numbering="true" text:style-name="L1">
        <text:list-item>
          <text:p text:style-name="P109">mv <text:s/><text:span text:style-name="T53">[-option] </text:span>file <text:span text:style-name="T53">path/name</text:span>: <text:span text:style-name="T54">(Move) Déplace</text:span> un fichier en <text:span text:style-name="T54">name</text:span> <text:span text:style-name="T53">dans path</text:span></text:p>
        </text:list-item>
      </text:list>
      <text:p text:style-name="P9"/>
      <text:p text:style-name="P9">------------------------------------------------------------------------------------------------------------------------</text:p>
      <text:p text:style-name="P9"/>
      <text:list xml:id="list112250982765789" text:continue-numbering="true" text:style-name="L1">
        <text:list-item>
          <text:p text:style-name="P110"><text:span text:style-name="T55">rm</text:span> <text:span text:style-name="T53">[-option] </text:span>file : <text:span text:style-name="T54">(Remove)</text:span> <text:span text:style-name="T56">Supprime</text:span> <text:span text:style-name="T56">le fichier file</text:span></text:p>
        </text:list-item>
      </text:list>
      <text:p text:style-name="P6">-<text:span text:style-name="T56">i : (interaction) demande une confirmation</text:span></text:p>
      <text:p text:style-name="P6">-<text:span text:style-name="T56">f : (force) force la suppression</text:span></text:p>
      <text:p text:style-name="P6">-<text:span text:style-name="T56">v: (verbose) affiche le log</text:span></text:p>
      <text:p text:style-name="P7">-<text:span text:style-name="T56">r : supprimer un dossier et son contenu</text:span></text:p>
      <text:p text:style-name="P10"/>
      <text:p text:style-name="P10">------------------------------------------------------------------------------------------------------------------------</text:p>
      <text:p text:style-name="P10"/>
      <text:list xml:id="list112250154631673" text:continue-numbering="true" text:style-name="L1">
        <text:list-item>
          <text:p text:style-name="P97"><text:span text:style-name="T8">rmdir</text:span><text:span text:style-name="T19"> </text:span><text:span text:style-name="T22">dossier </text:span><text:span text:style-name="T19">: </text:span><text:span text:style-name="T22">Supprime le dossier dossier (vide)</text:span>. </text:p>
        </text:list-item>
      </text:list>
      <text:p text:style-name="P26"/>
      <text:p text:style-name="P8">------------------------------------------------------------------------------------------------------------------------</text:p>
      <text:p text:style-name="P8"/>
      <text:list xml:id="list112250433638066" text:continue-numbering="true" text:style-name="L1">
        <text:list-item>
          <text:p text:style-name="P98"><text:span text:style-name="T9">ln </text:span><text:span text:style-name="T10">[-option]</text:span><text:span text:style-name="T19"> </text:span><text:span text:style-name="T23">file1 file2</text:span><text:span text:style-name="T22"> </text:span><text:span text:style-name="T19">: </text:span><text:span text:style-name="T23">Crée fichier2 qui est un lien physique vers fichier1</text:span></text:p>
        </text:list-item>
      </text:list>
      <text:p text:style-name="P30"><text:span text:style-name="T23">-</text:span><text:span text:style-name="T24">s : crée un lien symbolique</text:span></text:p>
      <text:p text:style-name="P27"/>
      <text:p text:style-name="P11">------------------------------------------------------------------------------------------------------------------------</text:p>
      <text:p text:style-name="P11"/>
      <text:list xml:id="list112249883725528" text:continue-numbering="true" text:style-name="L1">
        <text:list-item>
          <text:p text:style-name="P98"><text:span text:style-name="T1">whereis</text:span><text:span text:style-name="T19"> : </text:span>localise les fichiers binaires, sources et de manuel d'une commande. </text:p>
        </text:list-item>
      </text:list>
      <text:p text:style-name="P25"/>
      <text:p text:style-name="P28">------------------------------------------------------------------------------------------------------------------------</text:p>
      <text:p text:style-name="P25"/>
      <text:list xml:id="list112250753581942" text:continue-numbering="true" text:style-name="L1">
        <text:list-item>
          <text:p text:style-name="P111"><text:span text:style-name="T1">which</text:span> : affiche le chemin complet du fichier passé en paramètre en recherchant celui-ci de la même manière que si la commande avait été utilisée dans un interpréteur de commande. <text:span text:style-name="T36">which</text:span> cherche le fichier dans la liste des répertoires contenu dans la variable <text:soft-page-break/>d'environnement PATH</text:p>
        </text:list-item>
      </text:list>
      <text:p text:style-name="P25"/>
      <text:p text:style-name="P28">------------------------------------------------------------------------------------------------------------------------</text:p>
      <text:p text:style-name="P25"/>
      <text:list xml:id="list112249595829816" text:continue-numbering="true" text:style-name="L1">
        <text:list-item>
          <text:p text:style-name="P111"><text:span text:style-name="T1">find</text:span> : cherche des fichiers dans un ou plusieurs répertoires selon des critères définis par l'utilisateur. </text:p>
        </text:list-item>
      </text:list>
      <text:p text:style-name="P90">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90"/>
      <text:p text:style-name="P33">------------------------------------------------------------------------------------------------------------------------</text:p>
      <text:p text:style-name="P34"/>
      <text:list xml:id="list112250463298735" text:continue-numbering="true" text:style-name="L1">
        <text:list-item>
          <text:p text:style-name="P111"><text:span text:style-name="T1">locate</text:span><text:span text:style-name="T19"> : permet de localiser un fichier. </text:span>À la différence des autres méthodes de recherche, <text:span text:style-name="T36">locate</text:span> ne cherche pas dans l'arborescence des répertoires les fichiers demandés mais dans une base de donnée mise régulièrement à jour (au moyen de la commande <text:span text:style-name="T36">updatedb</text:span>, que l'on automatise, si ce n'est pas déjà le cas, au moyen de <text:span text:style-name="T37">cron</text:span>). Cette base de données contient les références vers les fichiers contenus dans les répertoires du système. </text:p>
        </text:list-item>
      </text:list>
      <text:p text:style-name="P90">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12250388555854" text:continue-numbering="true" text:style-name="L1">
        <text:list-item>
          <text:p text:style-name="P96"><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12251088017622" text:continue-numbering="true" text:style-name="L1">
        <text:list-item>
          <text:p text:style-name="P96"><text:span text:style-name="T2">su user</text:span><text:span text:style-name="T12"> : prend l'identiter de user</text:span></text:p>
        </text:list-item>
      </text:list>
      <text:p text:style-name="P3"/>
      <text:p text:style-name="P22">------------------------------------------------------------------------------------------------------------------------</text:p>
      <text:p text:style-name="P3"/>
      <text:list xml:id="list112250415796206" text:continue-numbering="true" text:style-name="L1">
        <text:list-item>
          <text:p text:style-name="P96"><text:span text:style-name="T1">umask</text:span> : <text:bookmark text:name="result_box"/><text:span text:style-name="T12">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12249950898444" text:continue-numbering="true" text:style-name="L1">
        <text:list-item>
          <text:p text:style-name="P99"><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12250591091702" text:continue-numbering="true" text:style-name="L1">
        <text:list-item>
          <text:p text:style-name="P99"><text:span text:style-name="T1">passwd</text:span> <text:span text:style-name="T59">user</text:span>: définir un nouveau mot de passe <text:span text:style-name="T59">pour user</text:span></text:p>
        </text:list-item>
      </text:list>
      <text:p text:style-name="P3"><text:span text:style-name="T1">-d</text:span> : supprime le mot de passe</text:p>
      <text:p text:style-name="P3"/>
      <text:p text:style-name="P3">------------------------------------------------------------------------------------------------------------------------</text:p>
      <text:p text:style-name="P3"/>
      <text:list xml:id="list112250112974167" text:continue-numbering="true" text:style-name="L1">
        <text:list-item>
          <text:p text:style-name="P99"><text:span text:style-name="T1">usermod</text:span> <text:span text:style-name="T60">[-option] user</text:span>: modifie les caractéristiques de utilisateur</text:p>
        </text:list-item>
      </text:list>
      <text:p text:style-name="P3"><text:span text:style-name="T1">--login newlogin </text:span>: change son login en newlogin</text:p>
      <text:p text:style-name="P3">-<text:span text:style-name="T60">l → pareil </text:span></text:p>
      <text:p text:style-name="P3"><text:span text:style-name="T1">--gid group</text:span> : change son groupe en group</text:p>
      <text:p text:style-name="P3">-<text:span text:style-name="T60">g → pareil</text:span></text:p>
      <text:p text:style-name="P3">-<text:span text:style-name="T60">G : grp1,grp2,… les groupes de user seront grp1, grp2, …</text:span></text:p>
      <text:p text:style-name="P20">-<text:span text:style-name="T60">a : permet d’ajouter plutot des groupes que de les remplacer </text:span></text:p>
      <text:p text:style-name="P3"/>
      <text:p text:style-name="P3">------------------------------------------------------------------------------------------------------------------------</text:p>
      <text:p text:style-name="P3"/>
      <text:list xml:id="list112250560475610" text:continue-numbering="true" text:style-name="L1">
        <text:list-item>
          <text:p text:style-name="P112">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2"> : </text:span>active le mode « verbeux » (bavard, affiche ce qu'il fait). </text:p>
      <text:p text:style-name="Standard"><text:span text:style-name="T2">-f </text:span><text:span text:style-name="T12">:</text:span>utilise le fichier donné en paramètre</text:p>
      <text:p text:style-name="P3"/>
      <text:p text:style-name="P3">------------------------------------------------------------------------------------------------------------------------</text:p>
      <text:p text:style-name="P3"/>
      <text:list xml:id="list112249642517927" text:continue-numbering="true" text:style-name="L1">
        <text:list-item>
          <text:p text:style-name="P118">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2">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12251010400466" text:continue-numbering="true" text:style-name="L1">
        <text:list-item>
          <text:p text:style-name="P99"><text:span text:style-name="T1">echo [text]</text:span>: renvoi la ligne de texte text.</text:p>
        </text:list-item>
      </text:list>
      <text:p text:style-name="P3"/>
      <text:p text:style-name="P3">------------------------------------------------------------------------------------------------------------------------</text:p>
      <text:p text:style-name="P3"/>
      <text:list xml:id="list112250765318120" text:continue-numbering="true" text:style-name="L1">
        <text:list-item>
          <text:p text:style-name="P96"><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12249915947480" text:continue-numbering="true" text:style-name="L1">
        <text:list-item>
          <text:p text:style-name="P99"><text:span text:style-name="T1">wc </text:span><text:span text:style-name="T11">[file]</text:span><text:span text:style-name="T1"> [fichier]</text:span> : renvoi le nombre de lignes, de mots et de caratères de ficher.</text:p>
          <text:p text:style-name="P99">-<text:span text:style-name="T64">l : compte le nombre de ligne</text:span></text:p>
          <text:p text:style-name="P99">-<text:span text:style-name="T64">w : compte le nombre de mots</text:span></text:p>
          <text:p text:style-name="P99">-<text:span text:style-name="T64">c : compte le nombre d’octets</text:span></text:p>
          <text:p text:style-name="P99">-<text:span text:style-name="T64">m:compte le nombre de charatères</text:span></text:p>
        </text:list-item>
      </text:list>
      <text:p text:style-name="P23"/>
      <text:p text:style-name="P3">------------------------------------------------------------------------------------------------------------------------</text:p>
      <text:p text:style-name="P3"/>
      <text:list xml:id="list112251527947503" text:continue-numbering="true" text:style-name="L1">
        <text:list-item>
          <text:p text:style-name="P99"><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12251251457960" text:continue-numbering="true" text:style-name="L1">
        <text:list-item>
          <text:p text:style-name="P96"><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112250468350899" text:continue-numbering="true" text:style-name="L1">
        <text:list-item>
          <text:p text:style-name="P96"><text:span text:style-name="T1">(B#x)</text:span> : x dans la base B.</text:p>
        </text:list-item>
      </text:list>
      <text:p text:style-name="P3"/>
      <text:p text:style-name="P3">------------------------------------------------------------------------------------------------------------------------</text:p>
      <text:p text:style-name="P3"/>
      <text:list xml:id="list112250052170113" text:continue-numbering="true" text:style-name="L1">
        <text:list-item>
          <text:p text:style-name="P96"><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64">o file : enregistre le résultat dans un fichier</text:span></text:p>
      <text:p text:style-name="Standard">-<text:span text:style-name="T64">R : trie aléatoire</text:span></text:p>
      <text:p text:style-name="P3"/>
      <text:p text:style-name="P3">------------------------------------------------------------------------------------------------------------------------</text:p>
      <text:p text:style-name="P3"/>
      <text:list xml:id="list112251322758361" text:continue-numbering="true" text:style-name="L1">
        <text:list-item>
          <text:p text:style-name="P118">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112251175819487" text:continue-numbering="true" text:style-name="L1">
        <text:list-item>
          <text:p text:style-name="P118">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0">------------------------------------------------------------------------------------------------------------------------</text:p>
      <text:p text:style-name="P3"/>
      <text:list xml:id="list112250607016104" text:continue-numbering="true" text:style-name="L1">
        <text:list-item>
          <text:p text:style-name="P124">sed [-option] [script] [fichier] </text:p>
        </text:list-item>
      </text:list>
      <text:p text:style-name="List_20_Heading"><text:span text:style-name="T1">-n</text:span> : écrit seulement les lignes spécifiées (par l'option /p) sur la sortie standard </text:p>
      <text:p text:style-name="P92"><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93">p &lt;=&gt; ! d</text:p>
      <text:p text:style-name="List_20_Contents"><text:span text:style-name="T18">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12250821849349" text:continue-numbering="true" text:style-name="L1">
        <text:list-item>
          <text:p text:style-name="P118">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12250510737571" text:continue-numbering="true" text:style-name="L1">
        <text:list-item>
          <text:p text:style-name="P123"><text:span text:style-name="T33">ps : process</text:span><text:span text:style-name="T5"> snapshot </text:span><text:span text:style-name="T21">: affiche l'état des processus en cours.</text:span></text:p>
        </text:list-item>
      </text:list>
      <text:p text:style-name="P89">--user ID <text:span text:style-name="T19">: sélectionne par ID</text:span></text:p>
      <text:p text:style-name="P89">--tty tty <text:span text:style-name="T19">:sélectionne par tty</text:span></text:p>
      <text:p text:style-name="P37">--pid <text:span text:style-name="T19">: sélectionne par PID</text:span></text:p>
      <text:p text:style-name="P37">--ppid<text:span text:style-name="T19"> : sélectionne par PPID</text:span></text:p>
      <text:p text:style-name="P37">-C cmd<text:span text:style-name="T19"> : sélectionne par nom de commande</text:span></text:p>
      <text:p text:style-name="P37">o list1,list2,list3 <text:span text:style-name="T19">: affiche les processus selon le format demandé (avec list1= ppid, list2 = tty … par exemple)</text:span></text:p>
      <text:p text:style-name="P94">-A <text:span text:style-name="T19">: (autres) présente également les processus des <text:s/>autres utilisateurs. →</text:span><text:span text:style-name="T25"> -e</text:span></text:p>
      <text:p text:style-name="P94">x<text:span text:style-name="T19"> : affiche <text:s/>les <text:s/>processus <text:s/>qui n'ont pas de terminal de contrôle.</text:span></text:p>
      <text:p text:style-name="P94"><text:soft-page-break/><text:span text:style-name="T34">F </text:span><text:span text:style-name="T20">: </text:span><text:span text:style-name="T19">(forêt) <text:s/>affiche les arbres généalogiques des processus.</text:span></text:p>
      <text:p text:style-name="P94"><text:span text:style-name="T19">-</text:span><text:span text:style-name="T26">H : affiche sous forme hiérarchique </text:span></text:p>
      <text:p text:style-name="P94"><text:span text:style-name="T26">-</text:span><text:span text:style-name="T27">u processus lancé</text:span><text:span text:style-name="T28">s</text:span><text:span text:style-name="T27"> par l’utilisateur</text:span></text:p>
      <text:p text:style-name="Standard"/>
      <text:p text:style-name="P3">------------------------------------------------------------------------------------------------------------------------</text:p>
      <text:p text:style-name="Standard"/>
      <text:list xml:id="list112251432291417" text:continue-numbering="true" text:style-name="L1">
        <text:list-item>
          <text:p text:style-name="P99"><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86">-execdir cmd<text:span text:style-name="T19"> : comme </text:span>exec<text:span text:style-name="T19"> à la différence que le répertoire où s’effectuera la commande sera celui où find a matché. </text:span></text:p>
      <text:p text:style-name="P86"><text:span text:style-name="T1">-ok</text:span><text:span text:style-name="T19"> : comme </text:span><text:span text:style-name="T1">exec</text:span><text:span text:style-name="T19">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112249714095269" text:continue-numbering="true" text:style-name="L1">
        <text:list-item>
          <text:p text:style-name="P96"><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63"> egrep</text:span></text:p>
      <text:p text:style-name="Standard"><text:span text:style-name="T4">-F</text:span><text:span text:style-name="T17"> : interprète motif comme une liste de chaînes figées, séparées par des Sauts de Lignes (NewLine). La correspondance est faite avec n'importe laquelle de ces chaînes.</text:span></text:p>
      <text:p text:style-name="P87"/>
      <text:p text:style-name="P95">*Dans <text:s/>les <text:s/>expressions <text:s/>régulières <text:s/>simples, les méta-caractères ?, +, {, |, (, et ) perdent <text:s/>leurs <text:s/>significations spéciales, il faut utiliser à la place leurs versions avec backSlash \?, \+, \{, \|, \(, et \).</text:p>
      <text:p text:style-name="P95">*Dans grep -E <text:s/>le <text:s/>méta-caractère <text:s/>{ <text:s/>perd <text:s/>sa <text:s/>signification spéciale, il faut utiliser \{ à la place.</text:p>
      <text:p text:style-name="P87"/>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63"> rgrep</text:span></text:p>
      <text:p text:style-name="P88">-I : exclu les fichiers binaires</text:p>
      <text:p text:style-name="Standard"/>
      <text:p text:style-name="P3">------------------------------------------------------------------------------------------------------------------------</text:p>
      <text:p text:style-name="P3"/>
      <text:list xml:id="list112249567363607" text:continue-numbering="true" text:style-name="L1">
        <text:list-item>
          <text:p text:style-name="P119"><text:soft-page-break/>seq [n0] [i] n : <text:span text:style-name="T19">retourne les entiers de n0 jusqu'à n en incrémentant de i</text:span></text:p>
        </text:list-item>
      </text:list>
      <text:p text:style-name="P84">n0 par défaut 1</text:p>
      <text:p text:style-name="P84">i par défaut 1</text:p>
      <text:p text:style-name="P116"/>
      <text:p text:style-name="P122">------------------------------------------------------------------------------------------------------------------------</text:p>
      <text:p text:style-name="P117"/>
      <text:list xml:id="list112250059302138" text:continue-numbering="true" text:style-name="L1">
        <text:list-item>
          <text:p text:style-name="P114">read [-option] var1 var2 … varn : <text:span text:style-name="T19">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120">-d delim : <text:span text:style-name="T19">change le délimiteur. Par défaut \n <text:s text:c="3"/><text:tab/>!= séparateur !</text:span></text:p>
      <text:p text:style-name="P115"><text:span text:style-name="T30">-</text:span><text:span text:style-name="T31">n m : lit m caractères </text:span></text:p>
      <text:p text:style-name="P38">-N n : <text:span text:style-name="T19">lit n caractères, ignore les séparateurs</text:span></text:p>
      <text:p text:style-name="P113"><text:span text:style-name="T19">séparateurs : par défaut </text:span>IFS<text:span text:style-name="T19">=$' \t\n' <text:s/>→ espace, tabulation, retour chariot </text:span></text:p>
      <text:p text:style-name="P113"><text:span text:style-name="T19">-</text:span><text:span text:style-name="T30">p message : message de prompte </text:span></text:p>
      <text:p text:style-name="P113"><text:span text:style-name="T30">-</text:span><text:span text:style-name="T32">t time : timout time</text:span></text:p>
      <text:p text:style-name="P113"><text:span text:style-name="T32">-s : masque les caractères</text:span></text:p>
      <text:p text:style-name="P29"/>
      <text:p text:style-name="P41">------------------------------------------------------------------------------------------------------------------------</text:p>
      <text:p text:style-name="P41"/>
      <text:list xml:id="list112250622350505" text:continue-numbering="true" text:style-name="L1">
        <text:list-item>
          <text:p text:style-name="P121"><text:span text:style-name="T1">git </text:span>: logiciel de gestion de version</text:p>
        </text:list-item>
      </text:list>
      <text:p text:style-name="P41"><text:span text:style-name="T1">git init</text:span> : initialise un repository git vide</text:p>
      <text:p text:style-name="P41"><text:span text:style-name="T1">git status</text:span> : renvoie l'état du repository</text:p>
      <text:p text:style-name="P85"><text:span text:style-name="T1">git log</text:span> : affiche la liste des commits</text:p>
      <text:p text:style-name="P85"><text:span text:style-name="T1">git log --oneline</text:span> : comme git log mais sur une ligne</text:p>
      <text:p text:style-name="P85"><text:span text:style-name="T1">git add [files]</text:span> : ajoute files à la liste des commits</text:p>
      <text:p text:style-name="P85"><text:span text:style-name="T1">git commit -m ''message''</text:span> : commit les fichiers qui sont dans la liste des commits avec le message message</text:p>
      <text:p text:style-name="P85"><text:span text:style-name="T1">git checkout [id]</text:span> : revient au commit correspondant à id</text:p>
      <text:p text:style-name="P39">git remote add origin [url]<text:span text:style-name="T19"> : définit l'adresse où l'on push</text:span></text:p>
      <text:p text:style-name="P39">git push --set-upstream origin master <text:span text:style-name="T19">: associe master avec origin</text:span></text:p>
      <text:p text:style-name="P39">git push<text:span text:style-name="T19"> : envoie les commit dans origin</text:span></text:p>
      <text:p text:style-name="P39">git pull <text:span text:style-name="T19">: récupère les commit de origin</text:span></text:p>
      <text:p text:style-name="P85"><text:span text:style-name="T1">git remote </text:span>: liste les dépots distants</text:p>
      <text:p text:style-name="P85"><text:span text:style-name="T1">git remote -v </text:span>: comme git remote avec les url</text:p>
      <text:p text:style-name="P85"><text:span text:style-name="T1">git clone [link]</text:span> : clone le repositry</text:p>
      <text:p text:style-name="P85"><text:span text:style-name="T1">git branch newbranch</text:span> : crée une nouvelle branche newbranch</text:p>
      <text:p text:style-name="P85"><text:span text:style-name="T1">git merge branch</text:span> : incorpore les changements de branch à la branche actuelle</text:p>
      <text:p text:style-name="P85"/>
      <text:p text:style-name="P41">------------------------------------------------------------------------------------------------------------------------</text:p>
      <text:p text:style-name="Standard"/>
      <text:list xml:id="list112249981714256" text:continue-numbering="true" text:style-name="L1">
        <text:list-item>
          <text:p text:style-name="P96"><text:span text:style-name="T1">ssh-keygen -t rsa -C "votre email@mondomaine"</text:span> : créer une clée ssh</text:p>
        </text:list-item>
      </text:list>
      <text:p text:style-name="P41"/>
      <text:p text:style-name="P41"/>
      <text:p text:style-name="P42"/>
      <text:p text:style-name="P43">sudo  cmd : (Substitute User Do) exécute la commande cmd en root</text:p>
      <text:p text:style-name="P43"/>
      <text:p text:style-name="P43">su user : changer d’utilisateur, sans nom d’utilisateur indiqué permet de passer en root</text:p>
      <text:p text:style-name="P43"/>
      <text:p text:style-name="P44">adduser user : ajouter l’utilisateur user de manière interactive</text:p>
      <text:p text:style-name="P44"/>
      <text:p text:style-name="P44">deluser [-option] user : supprime le compte de user</text:p>
      <text:p text:style-name="P44">--remove-home : supprime également le répertoire personnel</text:p>
      <text:p text:style-name="P44"><text:soft-page-break/></text:p>
      <text:p text:style-name="P45">addgroup name : crée le groupe name</text:p>
      <text:p text:style-name="P45"/>
      <text:p text:style-name="P46">delgroup name : supprime le groupe name</text:p>
      <text:p text:style-name="P46"/>
      <text:p text:style-name="P47">chown user file : change le propriétaire du fichier file et le met à user</text:p>
      <text:p text:style-name="P47">chown user:gourp file : change le propriétaire du fichier file et le met à user et le groupe du fichier file et le met à group</text:p>
      <text:p text:style-name="P47">-<text:span text:style-name="T61">R : de manière récurssive pour les sous dossiers</text:span></text:p>
      <text:p text:style-name="P47"/>
      <text:p text:style-name="P47"><text:span text:style-name="T61">chgrp</text:span> group file : change le group du fichier file et le met à group</text:p>
      <text:p text:style-name="P47"/>
      <text:p text:style-name="P48">apt-get update : mettre à jour le cache des paquets</text:p>
      <text:p text:style-name="P48">apt-cache search name : rechercher le paquet name</text:p>
      <text:p text:style-name="P48">apt-cache show paquet : avoir une description du paquet paquet</text:p>
      <text:p text:style-name="P48">apt-get install paquet : installe le paquet paquet</text:p>
      <text:p text:style-name="P49">apt-get remove paquet : désinstalle le paquet paquet</text:p>
      <text:p text:style-name="P49">apt-get autoremove paquet : paquet : désinstalle le paquet et ses dépendances non utilisées</text:p>
      <text:p text:style-name="P49">apt-get upgrade : met à jours tous les paquets installés</text:p>
      <text:p text:style-name="P49">apt-get autoremove –purge : <text:span text:style-name="T62">comme <text:s/>autoremove mais supprime en plus les fichiers de configuration</text:span></text:p>
      <text:p text:style-name="P49"/>
      <text:p text:style-name="P50">man cmd : affiche la page manuelle de cmd</text:p>
      <text:p text:style-name="P51">apropos name : affiches les commandes en rapport avec name</text:p>
      <text:p text:style-name="P52">whatis cmd : affiche la description de la commande cmd</text:p>
      <text:p text:style-name="P52"/>
      <text:p text:style-name="P53">uniq [option] file [output] : supprime les lignes identiques et les écrit dans output si spécifié, sur la sortie standard sinon</text:p>
      <text:p text:style-name="P53">-c : affiche le nombre d’occurrences</text:p>
      <text:p text:style-name="P53">-d : affiche uniquement les doublons</text:p>
      <text:p text:style-name="P53">-u : affiche unique ment les ligne uniques</text:p>
      <text:p text:style-name="P53"/>
      <text:p text:style-name="P54">cut [option] file :</text:p>
      <text:p text:style-name="P54">-c -nb : du 1<text:span text:style-name="T65">er</text:span> charactère au nb ème <text:s/></text:p>
      <text:p text:style-name="P54">-c nb- : du nb ème au dernier charatère</text:p>
      <text:p text:style-name="P54">-d delim : utilise delim comme délimiteur. <text:span text:style-name="T66">Default → tab</text:span></text:p>
      <text:p text:style-name="P54">-f <text:span text:style-name="T67">nb</text:span> : <text:span text:style-name="T67">indique le numéro du champ à couper</text:span></text:p>
      <text:p text:style-name="P54"/>
      <text:p text:style-name="P55">uptime : affiche la durée de fonctionnement de l’ordinateur <text:span text:style-name="T68">ainsi que sa charge moyenne</text:span></text:p>
      <text:p text:style-name="P55"/>
      <text:p text:style-name="P56">tload : affiche graphiquement la charge de l’ordinateur</text:p>
      <text:p text:style-name="P56"/>
      <text:p text:style-name="P57">who : affiche les personnes connectées sur la machine</text:p>
      <text:p text:style-name="P57"/>
      <text:p text:style-name="P57">w : d\te + uptime + who</text:p>
      <text:p text:style-name="P57"/>
      <text:p text:style-name="P58">top : affiches les processus de manière dynamique</text:p>
      <text:p text:style-name="P58"/>
      <text:p text:style-name="P58">kill PID : arrêter le processus correspondant à PID</text:p>
      <text:p text:style-name="P58">-9 : force brute</text:p>
      <text:p text:style-name="P58"/>
      <text:p text:style-name="P58">killall name : arrête tout les processus name</text:p>
      <text:p text:style-name="P58"><text:soft-page-break/></text:p>
      <text:p text:style-name="P59">halt, poweroff, reboot, shutdow : arrête, met hors tension, redémarre la machine</text:p>
      <text:p text:style-name="P58"/>
      <text:p text:style-name="P60">cmd&amp; : exécute cmd en arrière plan</text:p>
      <text:p text:style-name="P60"/>
      <text:p text:style-name="P60">nohup cmd : détache cmd de la console et ses sorties sont redirigées vers un fichier nohup.out</text:p>
      <text:p text:style-name="P60"/>
      <text:p text:style-name="P61">bg : background → met le processus en arrière plan</text:p>
      <text:p text:style-name="P61"/>
      <text:p text:style-name="P62">jobs : liste les processus en arrière plan</text:p>
      <text:p text:style-name="P62"/>
      <text:p text:style-name="P63">fg %n : renvoie le processus n en pr<text:span text:style-name="T69">e</text:span>mier plan</text:p>
      <text:p text:style-name="P63"/>
      <text:p text:style-name="P64">screen : émulateur de terminaux</text:p>
      <text:p text:style-name="P64"/>
      <text:p text:style-name="P65">at : exécute une commande ultérieurement</text:p>
      <text:p text:style-name="P66">atq : liste les jobs en attente</text:p>
      <text:p text:style-name="P66">atrm n : supprime le job n</text:p>
      <text:p text:style-name="P66"/>
      <text:p text:style-name="P67">sleep n : fait une pause de n secondes</text:p>
      <text:p text:style-name="P67"/>
      <text:p text:style-name="P68">crontab [option] : modifier la liste des programmes à exécuter ultérieurement</text:p>
      <text:p text:style-name="P67">-<text:span text:style-name="T70">l : afficher la liste</text:span></text:p>
      <text:p text:style-name="P67">-<text:span text:style-name="T70">e : éditer la liste</text:span></text:p>
      <text:p text:style-name="P67">-<text:span text:style-name="T70">r : vider la liste</text:span></text:p>
      <text:p text:style-name="P67"/>
      <text:p text:style-name="P69">tar [option] archive dossier : archive dossier en archive</text:p>
      <text:p text:style-name="P69">-c : créer l’archive</text:p>
      <text:p text:style-name="P69">-v : verbose</text:p>
      <text:p text:style-name="P69">-f : assembler l’archive dans un fichier</text:p>
      <text:p text:style-name="P69">-t : afficher le contenue de l’archive </text:p>
      <text:p text:style-name="P69">-r : rajouter un fichier</text:p>
      <text:p text:style-name="P69">-x : extraire les fichiers de l’archive</text:p>
      <text:p text:style-name="P69">-<text:span text:style-name="T72">z : compresse(c)/décompresse(x) en gzip</text:span></text:p>
      <text:p text:style-name="P69">-<text:span text:style-name="T72">j : compresse(c)/décompresse(x) en bzip2</text:span></text:p>
      <text:p text:style-name="P69"/>
      <text:p text:style-name="P70">gzip file.tar : compresse file.tar en file.tar.gz</text:p>
      <text:p text:style-name="P70">gunzip file.tar.gz : décompresse file.tar.gz en file.tar</text:p>
      <text:p text:style-name="P70"/>
      <text:p text:style-name="P70"><text:span text:style-name="T71">b</text:span>zip<text:span text:style-name="T71">2</text:span> file.tar : compresse file.tar en file.tar.<text:span text:style-name="T71">b</text:span>z<text:span text:style-name="T71">2</text:span></text:p>
      <text:p text:style-name="P70"><text:span text:style-name="T71">b</text:span>unzip<text:span text:style-name="T71">2</text:span> file.tar.<text:span text:style-name="T71">b</text:span>z<text:span text:style-name="T71">2</text:span> : décompresse file.tar.<text:span text:style-name="T71">b</text:span>z<text:span text:style-name="T71">2</text:span> en file.tar</text:p>
      <text:p text:style-name="P70"/>
      <text:p text:style-name="P71">zcat : cat un fichier gzippé</text:p>
      <text:p text:style-name="P71">zmore : more un fichier gzippé</text:p>
      <text:p text:style-name="P71">zless : less un fichier gzippé </text:p>
      <text:p text:style-name="P71"/>
      <text:p text:style-name="P71">unzip [option] file.zip : décompresse file.zip</text:p>
      <text:p text:style-name="P71">-l : affiche sans décompresser</text:p>
      <text:p text:style-name="P71"/>
      <text:p text:style-name="P71">unrar [option] file.rar :décompresse file.rar</text:p>
      <text:p text:style-name="P71">e : décompresser file.rar</text:p>
      <text:p text:style-name="P71">l:afficher sans décompresser</text:p>
      <text:p text:style-name="P71"><text:soft-page-break/></text:p>
      <text:p text:style-name="P72">ssh <text:a xlink:type="simple" xlink:href="mailto:login@addr" text:style-name="Internet_20_link" text:visited-style-name="Visited_20_Internet_20_Link">login@addr</text:a> : se connecter au se<text:span text:style-name="T73">r</text:span>veur addr</text:p>
      <text:p text:style-name="P72"/>
      <text:p text:style-name="P73">wget [option] http/ftp_addr : télécharge le fichier pointé par le lien</text:p>
      <text:p text:style-name="P73">-c : reprendre un téléchargement arrêté</text:p>
      <text:p text:style-name="P73">--<text:span text:style-name="T74">background : téléchargement en arrière plan</text:span></text:p>
      <text:p text:style-name="P73"/>
      <text:p text:style-name="P74">scp <text:a xlink:type="simple" xlink:href="mailto:login@IP" text:style-name="Internet_20_link" text:visited-style-name="Visited_20_Internet_20_Link">login@IP</text:a>:path_src <text:a xlink:type="simple" xlink:href="mailto:login@IP" text:style-name="Internet_20_link" text:visited-style-name="Visited_20_Internet_20_Link">login@IP</text:a>:path_dst : copie de fichier d’une machine à une autre</text:p>
      <text:p text:style-name="P74"/>
      <text:p text:style-name="P75">ftp host : se connecter à un serveur ftp</text:p>
      <text:p text:style-name="P75"/>
      <text:p text:style-name="P75">!cmd : exécuter cmd sur sa machine lorsque l’on est connecté à un serveur ftp</text:p>
      <text:p text:style-name="P75"/>
      <text:p text:style-name="P75">get file : télécharger un fichier sur un serveur ftp</text:p>
      <text:p text:style-name="P75">put file : déposer un fichier sur un serveur ftp</text:p>
      <text:p text:style-name="P75"/>
      <text:p text:style-name="P76">sftp <text:a xlink:type="simple" xlink:href="mailto:login@IP" text:style-name="Internet_20_link" text:visited-style-name="Visited_20_Internet_20_Link">login@IP</text:a> : se connecter à un serveur sftp</text:p>
      <text:p text:style-name="P76"/>
      <text:p text:style-name="P78">rsync [option]<text:span text:style-name="T74"> </text:span><text:a xlink:type="simple" xlink:href="mailto:login@IP" text:style-name="Internet_20_link" text:visited-style-name="Visited_20_Internet_20_Link"><text:span text:style-name="T74">login@IP</text:span></text:a><text:span text:style-name="T74">:path_src </text:span><text:a xlink:type="simple" xlink:href="mailto:login@IP" text:style-name="Internet_20_link" text:visited-style-name="Visited_20_Internet_20_Link"><text:span text:style-name="T74">login@IP</text:span></text:a><text:span text:style-name="T74">:path_dst</text:span> : effectue un sauvegarde incrémentielle de src vers dst</text:p>
      <text:p text:style-name="P77">-a : conserve toutes les informations</text:p>
      <text:p text:style-name="P77">-r : copie également les sous dossiers</text:p>
      <text:p text:style-name="P77">-v : verbose</text:p>
      <text:p text:style-name="P77">--delete : supprime les fichiers de dst supprimés dans src</text:p>
      <text:p text:style-name="P77">--backups-dir=path : déplace les fichiers supprimés vers path</text:p>
      <text:p text:style-name="P77">--exclude=pattern : exclu les fichiers matchant avec pattern</text:p>
      <text:p text:style-name="P77"/>
      <text:p text:style-name="P79">host IP/domaine : donne la correspondance domaine/IP</text:p>
      <text:p text:style-name="P79"/>
      <text:p text:style-name="P80">whois Ip/domaine : affiche les informations sur l’IP/domaine</text:p>
      <text:p text:style-name="P80"/>
      <text:p text:style-name="P81">netstat [option] : affiche des information réseau</text:p>
      <text:p text:style-name="P81">-i : affiche des statistiques sur les interfaces réseau</text:p>
      <text:p text:style-name="P82">-a : <text:span text:style-name="T75">afficher toutes les connexions quelque soit leur état</text:span></text:p>
      <text:p text:style-name="P82">-<text:span text:style-name="T75">u : afficher les connexions UDP</text:span></text:p>
      <text:p text:style-name="P82">-<text:span text:style-name="T75">t : afficher les connexions TCP</text:span></text:p>
      <text:p text:style-name="P82"><text:s/></text:p>
      <text:p text:style-name="P83">iptables [option] : pare-feu</text:p>
      <text:p text:style-name="P83">--line-numbers : numérote les règles</text:p>
      <text:p text:style-name="P91"><text:bookmark text:name="r-2283508"/><text:bookmark text:name="r-2283507"/><text:bookmark text:name="r-2283521"/><text:span text:style-name="Source_20_Text"><text:span text:style-name="T29">-A chain</text:span></text:span><text:span text:style-name="T29"> : ajoute une règle en fin de liste pour la </text:span><text:span text:style-name="Source_20_Text"><text:span text:style-name="T29">chain</text:span></text:span><text:span text:style-name="T29"> indiquée (</text:span><text:span text:style-name="Source_20_Text"><text:span text:style-name="T29">INPUT</text:span></text:span><text:span text:style-name="T29"> ou </text:span><text:span text:style-name="Source_20_Text"><text:span text:style-name="T29">OUTPUT</text:span></text:span><text:span text:style-name="T29">, par exemple).</text:span></text:p>
      <text:p text:style-name="P91"><text:bookmark text:name="r-2283509"/><text:bookmark text:name="r-2283510"/><text:span text:style-name="Source_20_Text">-D chain rulenum</text:span> : supprime la règle n° <text:span text:style-name="Source_20_Text">rulenum</text:span> pour la <text:span text:style-name="Source_20_Text">chain</text:span> indiquée.</text:p>
      <text:p text:style-name="P91"><text:bookmark text:name="r-2283511"/><text:bookmark text:name="r-2283512"/><text:span text:style-name="Source_20_Text">-I chain rulenum</text:span> : insère une règle au milieu de la liste à la position indiquée par <text:span text:style-name="Source_20_Text">rulenum</text:span>. Si vous n'indiquez pas de position <text:span text:style-name="Source_20_Text">rulenum</text:span>, la règle sera insérée en premier, tout en haut dans la liste.</text:p>
      <text:p text:style-name="P91"><text:bookmark text:name="r-2283513"/><text:bookmark text:name="r-2283514"/><text:span text:style-name="Source_20_Text">-R chain rulenum</text:span> : remplace la règle n° <text:span text:style-name="Source_20_Text">rulenum</text:span> dans la <text:span text:style-name="Source_20_Text">chain</text:span> indiquée.</text:p>
      <text:p text:style-name="P91"><text:bookmark text:name="r-2283515"/><text:bookmark text:name="r-2283516"/><text:span text:style-name="Source_20_Text">-L</text:span> : liste les règles (nous l'avons déjà vu).</text:p>
      <text:p text:style-name="P91"><text:bookmark text:name="r-2283517"/><text:bookmark text:name="r-2283518"/><text:span text:style-name="Source_20_Text">-F chain</text:span> : vide toutes les règles de la <text:span text:style-name="Source_20_Text">chain</text:span> indiquée. Cela revient à supprimer toutes les règles une par une pour cette <text:span text:style-name="Source_20_Text">chain</text:span>.</text:p>
      <text:p text:style-name="P91"><text:bookmark text:name="r-2283520"/><text:bookmark text:name="r-2283519"/><text:soft-page-break/><text:span text:style-name="Source_20_Text">-P chain regle</text:span> : modifie la règle par défaut pour la <text:span text:style-name="Source_20_Text">chain</text:span>. Cela permet de dire, par exemple, que par défaut tous les ports sont fermés, sauf ceux que l'on a indiqués dans les règ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22T11:22:49.236153296</dc:date>
    <meta:editing-duration>PT20H55M57S</meta:editing-duration>
    <meta:editing-cycles>138</meta:editing-cycles>
    <meta:generator>LibreOffice/6.0.7.3$Linux_X86_64 LibreOffice_project/00m0$Build-3</meta:generator>
    <meta:document-statistic meta:table-count="0" meta:image-count="0" meta:object-count="0" meta:page-count="13" meta:paragraph-count="409" meta:word-count="3882" meta:character-count="26329" meta:non-whitespace-character-count="22679"/>
  </office:meta>
</office:document-meta>
</file>